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ans-serif"/>
    <style:font-face style:name="MS Mincho" svg:font-family="'MS Mincho'"/>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solid"/>
    </style:style>
    <style:style style:name="P3" style:family="paragraph" style:parent-style-name="Text_20_body">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text-properties style:text-line-through-style="none"/>
    </style:style>
    <style:style style:name="P5" style:family="paragraph" style:parent-style-name="Preformatted_20_Text">
      <style:text-properties style:text-line-through-style="solid"/>
    </style:style>
    <style:style style:name="P6" style:family="paragraph" style:parent-style-name="Preformatted_20_Text">
      <style:paragraph-properties fo:margin-left="0in" fo:margin-right="0in" fo:text-indent="0in" style:auto-text-indent="false"/>
    </style:style>
    <style:style style:name="P7" style:family="paragraph" style:parent-style-name="Text_20_body">
      <style:text-properties style:text-line-through-style="solid"/>
    </style:style>
    <style:style style:name="P8" style:family="paragraph" style:parent-style-name="Heading_20_1" style:master-page-name="HTML">
      <style:paragraph-properties style:page-number="auto"/>
    </style:style>
    <style:style style:name="P9" style:family="paragraph" style:parent-style-name="Heading_20_4">
      <style:text-properties style:text-line-through-style="solid"/>
    </style:style>
    <style:style style:name="P10" style:family="paragraph" style:parent-style-name="Preformatted_20_Text">
      <style:paragraph-properties fo:margin-left="0.7874in" fo:margin-right="0in" fo:text-indent="0in" style:auto-text-indent="false"/>
      <style:text-properties style:text-line-through-style="none"/>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1">
      <style:paragraph-properties>
        <style:tab-stops>
          <style:tab-stop style:position="0in"/>
        </style:tab-stops>
      </style:paragraph-properties>
    </style:style>
    <style:style style:name="P14" style:family="paragraph" style:parent-style-name="Heading_20_5">
      <style:text-properties style:text-line-through-style="soli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jPSXdec 0.90.0 (alpha) Manual</text:h>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1" text:name="Table of Contents1_Head">
            <text:p text:style-name="Contents_20_Heading">Table of Contents</text:p>
          </text:index-title>
          <text:p text:style-name="P13"><text:tab/> <text:s/><text:tab/><text:tab/><text:tab/></text:p>
          <text:p text:style-name="P11">1 <text:s/><text:a xlink:type="simple" xlink:href="#1.1.About|outline" text:style-name="Internet_20_link" text:visited-style-name="Internet_20_link">About</text:a></text:p>
          <text:p text:style-name="P12">1.1 <text:s text:c="2"/><text:a xlink:type="simple" xlink:href="#1.1.1.Java frameworks|outline" text:style-name="Internet_20_link" text:visited-style-name="Internet_20_link">Java frameworks</text:a></text:p>
          <text:p text:style-name="P11">2 <text:s/><text:a xlink:type="simple" xlink:href="#1.2.Command-line|outline" text:style-name="Internet_20_link" text:visited-style-name="Internet_20_link">Command-line</text:a></text:p>
          <text:p text:style-name="P12">2.1 <text:s text:c="2"/><text:a xlink:type="simple" xlink:href="#1.2.1.Quick start|outline" text:style-name="Internet_20_link" text:visited-style-name="Internet_20_link">Quick start</text:a></text:p>
          <text:p text:style-name="P12">2.2 <text:s text:c="2"/><text:a xlink:type="simple" xlink:href="#1.2.2.Main command-line options|outline" text:style-name="Internet_20_link" text:visited-style-name="Internet_20_link">Main command-line options</text:a></text:p>
          <text:p text:style-name="P12">2.3 <text:s text:c="2"/><text:a xlink:type="simple" xlink:href="#1.2.3.Disc item command-line interface|outline" text:style-name="Internet_20_link" text:visited-style-name="Internet_20_link">Disc item command-line interface</text:a></text:p>
          <text:p text:style-name="P11">3 <text:s/><text:a xlink:type="simple" xlink:href="#1.3.Index files|outline" text:style-name="Internet_20_link" text:visited-style-name="Internet_20_link">Index files</text:a></text:p>
          <text:p text:style-name="P11">4 <text:s/><text:a xlink:type="simple" xlink:href="#1.4.License|outline" text:style-name="Internet_20_link" text:visited-style-name="Internet_20_link">License</text:a></text:p>
        </text:index-body>
      </text:table-of-content>
      <text:p text:style-name="Text_20_body"/>
      <text:h text:style-name="Heading_20_2" text:outline-level="2">About</text:h>
      <text:p text:style-name="Text_20_body">jPSXdec is a PlayStation 1 media reader, decoder, and converter written under the Java framework.</text:p>
      <text:p text:style-name="Text_20_body">Because jPSXdec uses the Java framework, it makes it almost universally cross-platform, but does need Java to run.</text:p>
      <text:h text:style-name="Heading_20_3" text:outline-level="3">Java frameworks</text:h>
      <text:p text:style-name="Text_20_body">There are several Java Virtual Machines and frameworks available. jPSXdec has only been tested on <text:a xlink:type="simple" xlink:href="http://www.java.com/en/download/">Sun's Java</text:a>.</text:p>
      <text:h text:style-name="Heading_20_2" text:outline-level="2">Command-line</text:h>
      <text:p text:style-name="Text_20_body">The command-line outputs to stderr.</text:p>
      <text:h text:style-name="Heading_20_3" text:outline-level="3">Quick start</text:h>
      <text:p text:style-name="Text_20_body">First you need to analyze the source file, whether it be a disc image or a single media file.</text:p>
      <text:p text:style-name="Text_20_body">Example:</text:p>
      <text:p text:style-name="P1">java -jar jpsxdec.jar MyGameImage.bin -index MyGameImage.idx</text:p>
      <text:p text:style-name="Text_20_body"/>
      <text:p text:style-name="Text_20_body">Once the index is created, open it to review what was found on the disc.</text:p>
      <text:p text:style-name="Text_20_body">Select one of the items, and run the command to extract/decode it using default options.</text:p>
      <text:p text:style-name="Text_20_body">Example:</text:p>
      <text:p text:style-name="P1">java -jar jpsxdec.jar MyGameImage.bin -index MyGameImage.idx -d 0</text:p>
      <text:h text:style-name="Heading_20_3" text:outline-level="3">Main command-line options</text:h>
      <text:p text:style-name="Preformatted_20_Text">java -jar jpsxdec.jar -?/-h/-help</text:p>
      <text:p text:style-name="Text_20_body">Displays main help.</text:p>
      <text:p text:style-name="Preformatted_20_Text"/>
      <text:p text:style-name="Preformatted_20_Text">java -jar jpsxdec.jar &lt;in_file&gt; &lt;main_command_and_options&gt;</text:p>
      <text:p text:style-name="Text_20_body">Do something with &lt;in_file&gt; using one of the following &lt;main_command_and_options&gt;:</text:p>
      <text:p text:style-name="Text_20_body"/>
      <text:p text:style-name="P1">-index/-idx/-i &lt;index_file&gt;</text:p>
      <text:p text:style-name="P3">Create an index for in_file</text:p>
      <text:p text:style-name="P1"/>
      <text:p text:style-name="P1">-?/-h/-help #</text:p>
      <text:p text:style-name="P3">Display help about the disc item #</text:p>
      <text:p text:style-name="P1"/>
      <text:p text:style-name="P1">[-index/-idx/-i &lt;index_file&gt;] -decode/-d # [processing_options]</text:p>
      <text:p text:style-name="P3">Decode disc item #, using optional &lt;index_file&gt; and optional [processing_options] (see item's help for options)</text:p>
      <text:p text:style-name="P1"/>
      <text:p text:style-name="P1">[-index/-idx/-i &lt;index_file&gt;] -a &lt;media_type&gt; [processing_options]</text:p>
      <text:p text:style-name="P3">Decode all disc items of type &lt;media_type&gt;, using optional &lt;index_file&gt; and optional [processing_options] (see item type's help for options)</text:p>
      <text:p text:style-name="P10"/>
      <text:p text:style-name="P10">[-index/-idx/-i &lt;index_file&gt;] -play #</text:p>
      <text:p text:style-name="P4">Opens a very simple player to play movies and audio</text:p>
      <text:p text:style-name="P1"/>
      <text:p text:style-name="P1">-copysect { # | #-# } &lt;out_file&gt;</text:p>
      <text:p text:style-name="P3">Copy sectors to &lt;out_file&gt;</text:p>
      <text:p text:style-name="P1"/>
      <text:p text:style-name="P1">-sectordump &lt;out_file&gt;</text:p>
      <text:p text:style-name="P3">Write list of sector types to &lt;out_file&gt; (for debugging)</text:p>
      <text:p text:style-name="P1"/>
      <text:p text:style-name="Text_20_body">Additional option (optional):</text:p>
      <text:p text:style-name="P6">-v/-verbose #</text:p>
      <text:p text:style-name="Text_20_body">How much info to print: 0 for none, 1 for only errors, 2 for errors &amp; warnings, 3 for normal, 4 for extra</text:p>
      <text:h text:style-name="Heading_20_3" text:outline-level="3">Disc item command-line interface</text:h>
      <text:p text:style-name="Text_20_body">jPSXdec can detect the following data on PlayStation discs.</text:p>
      <text:h text:style-name="Heading_20_4" text:outline-level="4">STR Video</text:h>
      <text:p text:style-name="Text_20_body">All types of PlayStation videos.</text:p>
      <text:h text:style-name="Heading_20_5" text:outline-level="5">Command-line options</text:h>
      <text:p text:style-name="Preformatted_20_Text">-x &lt;1 or 2&gt;</text:p>
      <text:p text:style-name="Text_20_body">Movie frame rates are entirely dependent on the speed the disc spins. PlayStation 1 can spin at 1x speed, or 2x speed. Nearly every game I've seen used 2x speed for all their movies. The disc speed can also usually be determined by any parallel XA audio streams. If the speed is unclear, jPSXdec assumes 2x speed. In the rare case that is incorrect, this option lets you define 1x disc speed.</text:p>
      <text:p text:style-name="Preformatted_20_Text">-vidfmt/-vf &lt;format&gt;</text:p>
      <text:p text:style-name="Text_20_body">Select the output format. Use the item's help to see what options are available. Default is AVI with MJPG codec.</text:p>
      <text:p text:style-name="Preformatted_20_Text">-jpg &lt;jpg quality&gt;</text:p>
      <text:p text:style-name="Text_20_body">Select the quality when saving a sequence of jpeg images, or as AVI with MJPG codec. Use item's help to see what options are available. Default is good, but not the best.</text:p>
      <text:p text:style-name="Preformatted_20_Text">-frame &lt;#&gt; / -frames &lt;#-#&gt;</text:p>
      <text:p text:style-name="Text_20_body">Lets you specify that only 1 frame, or a range of frames should be decoded. Audio is ignored when using this option because accurate audio decoded must begin from the start of the audio stream (you can't start in the middle).</text:p>
      <text:p text:style-name="Preformatted_20_Text">-nocrop</text:p>
      <text:p text:style-name="Text_20_body">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text:p>
      <text:p text:style-name="Preformatted_20_Text">-quality &lt;decode quality&gt;</text:p>
      <text:p text:style-name="Text_20_body">Options are low and high. Low quality is quite fast (almost real-time), and uses integer based arithmetic. High is much slower, and should technically create more mathematically accurate output (although it may not be noticeable without close inspection) because it uses floating point arithmetic. Default is low.</text:p>
      <text:p text:style-name="Preformatted_20_Text">-noaud</text:p>
      <text:p text:style-name="Text_20_body">Don't decode audio with the video (ignored when video does not have audio, or when not saving as AVI).</text:p>
      <text:p text:style-name="P5">-preciseav</text:p>
      <text:p text:style-name="P7">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5">-precisefps</text:p>
      <text:p text:style-name="P7">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vol &lt;number between 0 and 100&gt;</text:p>
      <text:p text:style-name="Text_20_body">Adjust the volume before clamping the waveform within its numerical boundaries. This can be nice in cases where a game's audio comes out too loud. Default is 100.</text:p>
      <text:p text:style-name="Preformatted_20_Text">-audfmt / -af &lt;format&gt;</text:p>
      <text:p text:style-name="Text_20_body">Output audio format. Use the item's help to see what options are available. Default is .wav.</text:p>
      <text:h text:style-name="Heading_20_4" text:outline-level="4">File (ISO9660)</text:h>
      <text:p text:style-name="Text_20_body">Normal files on disc images are detected and can be extracted and saved.</text:p>
      <text:h text:style-name="Heading_20_5" text:outline-level="5">Command-line options</text:h>
      <text:p text:style-name="Preformatted_20_Text">-iso</text:p>
      <text:p text:style-name="Text_20_body">jPSXdec can detect 3 different styles of disc images (raw 2352 bytes/sector, special 2336 bytes/sector, and iso 2048 bytes/sector). By default, files from these disc images are copied out with the same style as the source disc image. With this -iso option, all raw sector headers are ignored and the file is saved as if it had been normally copied off a disc. Care must be taken that this option isn't used on files containing XA audio streams, as that raw header information is required for decoding them.</text:p>
      <text:h text:style-name="P9" text:outline-level="4">TIM image</text:h>
      <text:p text:style-name="P7"/>
      <text:p text:style-name="P7">Simple TIM images regularly used in PlayStation games.</text:p>
      <text:h text:style-name="P14" text:outline-level="5">Command-line options</text:h>
      <text:p text:style-name="P5">-imgfmt / -if &lt;image format&gt;</text:p>
      <text:p text:style-name="P7">Format to save the TIM image. Use item's help for available options. These options will be different depending on if the TIM image has a palette. Default is png.</text:p>
      <text:p text:style-name="P5">-pal &lt;palettes to save&gt;</text:p>
      <text:p text:style-name="P7">TIM images may come with one or more palettes. By default, all palettes are saved as a separate output files. This option lets you only select exactly which palettes to save using a comma delimited list, or hyphens (no spaces). For example, to save the first and third, fourth and firth palettes, you could use this:</text:p>
      <text:p text:style-name="P2">-pal 1,3-5</text:p>
      <text:h text:style-name="Heading_20_2" text:outline-level="2"><text:soft-page-break/>Index files</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All audio and video streams are listed separately, even if they should probably be combined. Actions upon video streams will also consider any parallel audio streams.</text:p>
      <text:h text:style-name="Heading_20_2" text:outline-level="2">License</text:h>
      <text:p text:style-name="Text_20_body">jPSXdec is licensed under a non-commercial license. See LICENSE.txt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MS Mincho" svg:font-family="'MS Mincho'"/>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799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Sabin</meta:initial-creator>
    <meta:creation-date>2009-12-12T09:56:21</meta:creation-date>
    <dc:creator>Michael Sabin</dc:creator>
    <dc:date>2010-01-15T13:32:17.58</dc:date>
    <meta:editing-duration>PT11H01M03S</meta:editing-duration>
    <meta:editing-cycles>63</meta:editing-cycles>
    <meta:generator>OpenOffice.org/3.1$Win32 OpenOffice.org_project/310m19$Build-9420</meta:generator>
    <meta:document-statistic meta:table-count="0" meta:image-count="0" meta:object-count="0" meta:page-count="2" meta:paragraph-count="97" meta:word-count="1172" meta:character-count="7030"/>
  </office:meta>
</office:document-meta>
</file>